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Monospace" svg:font-family="Monospace" style:font-adornments="Regular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Tekst2">
      <style:text-properties fo:font-style="italic" style:font-style-asian="italic" style:font-style-complex="italic"/>
    </style:style>
    <style:style style:name="P2" style:family="paragraph" style:parent-style-name="eNagłówek1">
      <style:paragraph-properties fo:margin-top="0.423cm" fo:margin-bottom="0.212cm"/>
      <style:text-properties fo:font-style="italic" style:font-style-asian="italic" style:font-style-complex="italic"/>
    </style:style>
    <style:style style:name="P3" style:family="paragraph" style:parent-style-name="eNagłówek1" style:master-page-name="Standard">
      <style:paragraph-properties fo:margin-top="0.423cm" fo:margin-bottom="0.212cm" style:page-number="auto"/>
    </style:style>
    <style:style style:name="P4" style:family="paragraph" style:parent-style-name="eTekst1" style:list-style-name="L2"/>
    <style:style style:name="P5" style:family="paragraph" style:parent-style-name="eTekst1">
      <style:paragraph-properties fo:break-before="page"/>
    </style:style>
    <style:style style:name="P6" style:family="paragraph" style:parent-style-name="eTekst2" style:list-style-name="L1">
      <style:paragraph-properties fo:margin-left="0.019cm" fo:margin-right="0cm" fo:text-indent="1.101cm" style:auto-text-indent="false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1" fo:font-size="12pt" fo:font-style="normal" style:font-size-asian="10.5pt" style:font-style-asian="normal" style:font-style-complex="normal"/>
    </style:style>
    <style:style style:name="T4" style:family="text">
      <style:text-properties style:font-name="Times New Roman1" fo:font-size="12pt" fo:font-style="italic" style:font-size-asian="10.5pt" style:font-style-asian="italic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."/>
      </text:sequence-decls>
      <text:p text:style-name="P3"><text:span text:style-name="T2">Iteracja 1:<text:line-break/></text:span><text:span text:style-name="T1">„Przygotowanie platformy”</text:span></text:p>
      <text:p text:style-name="P2"/>
      <text:p text:style-name="P1">Zadania:</text:p>
      <text:list xml:id="list1390238536" text:style-name="L1">
        <text:list-item>
          <text:list>
            <text:list-item>
              <text:p text:style-name="P6">Przygotować platformę języka Ruby pod aplikację Ruby on Rails w wersji 3.1</text:p>
            </text:list-item>
            <text:list-item>
              <text:p text:style-name="P6">Przygotować repozytorium GIT</text:p>
            </text:list-item>
            <text:list-item>
              <text:p text:style-name="P6">Zadbać o niezmienność wersji użytych technologii (zamrożenie za pomocą systemu „Bundler”)</text:p>
            </text:list-item>
          </text:list>
        </text:list-item>
      </text:list>
      <text:p text:style-name="eTekst1"/>
      <text:p text:style-name="eTekst1">Mając do dyspozycji przygotowany system operacyjny serwera, obsługujący określoną wersję interpretera języka Ruby przystępujemy do budowy faktycznej aplikacji. Pierwszą rzeczą jest instalacja platformy Ruby on Rails i dołączenie jej do repozytorium dodatków (gemów) związanego z konkretną wersją interpretera:</text:p>
      <text:p text:style-name="eTekst1"/>
      <text:p text:style-name="eKod">$ rvm use ruby-1.9.2-p290-patched</text:p>
      <text:p text:style-name="eKod">$ gem install rails -v=3.1.0</text:p>
      <text:p text:style-name="eTekst1"/>
      <text:p text:style-name="eTekst1">Jak pisałem wcześniej platforma Rails integruje się z systemem operacyjnym, udostępniając komendy zwane generatorami, jeden z nich zajmuje się automatycznym procesem przygotowania nowej aplikacji Ruby on Rails:</text:p>
      <text:p text:style-name="eTekst1"/>
      <text:p text:style-name="eKod">$ rails new mgr</text:p>
      <text:p text:style-name="eTekst1"/>
      <text:p text:style-name="eTekst1">Generator stworzy pustą aplikację przygotowaną pod działanie najnowszej, zainstalowanej wersji frameworka. Warto od razu w katalogu projektu przygotować plik <text:span text:style-name="ePolecenie_5f_inline">.rvmrc</text:span><text:span text:style-name="T3">, w którym wstawiamy linijkę </text:span><text:span text:style-name="ePolecenie_5f_inline"><text:span text:style-name="T2">rvm use ruby-1.9.2-p290-patched</text:span></text:span><text:span text:style-name="T3"> dzięki czemu wchodząc do katalogu aplikacji zawsze przełączymy się na odpowiednią wersję interpretera i otrzymamy dostęp do odpowiednich gemów.</text:span></text:p>
      <text:p text:style-name="eTekst1"><text:span text:style-name="T3">Następnym ważnym krokiem jest zadbanie o repozytorium gemów, wykorzystywanych przez daną aplikację. Do tego służy wygodny </text:span><text:span text:style-name="T4">Bundler</text:span><text:span text:style-name="T3">, a jego punktem odniesienia, zawierającym informacje o bibliotekach które ma dla danego projektu obsługiwać, jest plik </text:span><text:span text:style-name="ePolecenie_5f_inline"><text:span text:style-name="T2">Gemfile</text:span></text:span><text:span text:style-name="T3"> w głównym katalogu aplikacji. W przypadku świeżego projektu jego zawartość przedstawia się następująco:</text:span></text:p>
      <text:p text:style-name="eTekst1"><text:span text:style-name="T3"/></text:p>
      <text:p text:style-name="eKod">source 'http://rubygems.org'</text:p>
      <text:p text:style-name="eKod"></text:p>
      <text:p text:style-name="eKod">gem 'rails', '3.1.0'</text:p>
      <text:p text:style-name="eKod"></text:p>
      <text:p text:style-name="eKod"># Bundle edge Rails instead:</text:p>
      <text:p text:style-name="eKod"># gem 'rails', <text:s text:c="4"/>:git =&gt; 'git://github.com/rails/rails.git'</text:p>
      <text:p text:style-name="eKod"></text:p>
      <text:p text:style-name="eKod">gem 'sqlite3'</text:p>
      <text:p text:style-name="eKod"></text:p>
      <text:p text:style-name="eKod"></text:p>
      <text:p text:style-name="eKod"><text:soft-page-break/># Gems used only for assets and not required</text:p>
      <text:p text:style-name="eKod"># in production environments by default.</text:p>
      <text:p text:style-name="eKod">group :assets do</text:p>
      <text:p text:style-name="eKod"><text:s text:c="2"/>gem 'sass-rails', " <text:s/>~&gt; 3.1.0"</text:p>
      <text:p text:style-name="eKod"><text:s text:c="2"/>gem 'coffee-rails', "~&gt; 3.1.0"</text:p>
      <text:p text:style-name="eKod"><text:s text:c="2"/>gem 'uglifier'</text:p>
      <text:p text:style-name="eKod">end</text:p>
      <text:p text:style-name="eKod"></text:p>
      <text:p text:style-name="eKod">gem 'jquery-rails'</text:p>
      <text:p text:style-name="eKod"></text:p>
      <text:p text:style-name="eKod"># Use unicorn as the web server</text:p>
      <text:p text:style-name="eKod"># gem 'unicorn'</text:p>
      <text:p text:style-name="eKod"></text:p>
      <text:p text:style-name="eKod"># Deploy with Capistrano</text:p>
      <text:p text:style-name="eKod"># gem 'capistrano'</text:p>
      <text:p text:style-name="eKod"></text:p>
      <text:p text:style-name="eKod"># To use debugger</text:p>
      <text:p text:style-name="eKod"># gem 'ruby-debug19', :require =&gt; 'ruby-debug'</text:p>
      <text:p text:style-name="eKod"></text:p>
      <text:p text:style-name="eKod">group :test do</text:p>
      <text:p text:style-name="eKod"><text:s text:c="2"/># Pretty printed test output</text:p>
      <text:p text:style-name="eKod"><text:s text:c="2"/>gem 'turn', :require =&gt; false</text:p>
      <text:p text:style-name="eKod">end</text:p>
      <text:p text:style-name="eTekst1"/>
      <text:p text:style-name="eTekst1">Definiowanie odpowiedniego gema jest banalne i zawiera się w jednej linii, co widać na przykładzie:</text:p>
      <text:p text:style-name="eTekst1"/>
      <text:p text:style-name="eKod">gem 'rails', '3.1.0'</text:p>
      <text:p text:style-name="eTekst1"/>
      <text:p text:style-name="eTekst1">Linijka zawiera informację o nazwie biblioteki z której korzystamy i konkretnej wersji – jeżeli chcemy taką wymusić. W przypadku dodania nowego wpisu bez podawania wersji oprogramowania, uruchomienie <text:span text:style-name="T1">Bundlera</text:span> automatycznie ściągnie najnowszą wersję gema, doda ją do repozytorium używanego obecnie interpretera i podłączy do niej aplikację. Dodatkowo definiować można grupy użycia gemów, dzięki czemu biblioteki służące do testowania możemy wykorzystywać tylko w środowiskach deweloperskich i testowych, przez to wyraźnie „odchudzając” środowisko produkcyjne.</text:p>
      <text:p text:style-name="eTekst1">Lista <text:span text:style-name="ePolecenie_5f_inline">Gemfile</text:span> zawiera tylko „docelowe” gemy; jeśli te technologie wymagają wcześniej instalacji innych gemów, od których zależą, <text:span text:style-name="T1">Bundler</text:span> zajmie się tym samoczynnie. Można wyświetlić listę aktualnie używanych gemów wraz z ich wersjami wywołując komendę <text:span text:style-name="ePolecenie_5f_inline">bundle list</text:span> wewnątrz katalogu projektu.</text:p>
      <text:p text:style-name="eTekst1">Po uzupełnieniu pliku <text:span text:style-name="ePolecenie_5f_inline"><text:span text:style-name="T2">Gemfile</text:span></text:span> należy wykonać polecenie <text:span text:style-name="ePolecenie_5f_inline">bundle install</text:span>, co sprawi, że <text:span text:style-name="T1">Bundler</text:span> porówna listę obecnie używanych gemów z tym plikiem, zsynchronizuje projekt, a jednym z efektów jego działania będzie stworzenie, bądź odświeżenie, pliku <text:span text:style-name="ePolecenie_5f_inline">Gemfile.lock</text:span> – który zawiera dokładniejsze informacje o gemach i ich zależnościach. To właśnie ten plik jest dla serwera istotniejszy i służy jako referencja co i gdzie znaleźć.</text:p>
      <text:p text:style-name="eTekst1"/>
      <text:p text:style-name="eTekst1"/>
      <text:p text:style-name="P5">Na potrzeby naszego projektu podamy <text:span text:style-name="T1">Bundlerowi</text:span> nowe gemy, po czym nasz plik będzie wyglądał tak:</text:p>
      <text:p text:style-name="eTekst1"/>
      <text:p text:style-name="eKod">source 'http://rubygems.org'</text:p>
      <text:p text:style-name="eKod"></text:p>
      <text:p text:style-name="eKod">gem 'rails', '3.1.0'</text:p>
      <text:p text:style-name="eKod">gem 'jquery-rails'</text:p>
      <text:p text:style-name="eKod">gem 'mysql2'</text:p>
      <text:p text:style-name="eKod"></text:p>
      <text:p text:style-name="eKod">gem 'simple_form', '1.5.2'</text:p>
      <text:p text:style-name="eKod">gem 'haml-rails', '0.3.4'</text:p>
      <text:p text:style-name="eKod">gem 'pry', '0.9.7.3'</text:p>
      <text:p text:style-name="eKod">gem 'devise', '1.4.9'</text:p>
      <text:p text:style-name="eKod">gem 'cancan', '1.6.7'</text:p>
      <text:p text:style-name="eKod">gem 'zurb-foundation', '2.0.2'</text:p>
      <text:p text:style-name="eKod"></text:p>
      <text:p text:style-name="eKod">group :development, :test do</text:p>
      <text:p text:style-name="eKod"><text:s text:c="2"/>gem 'rspec-rails', '2.7.0'</text:p>
      <text:p text:style-name="eKod"><text:s text:c="2"/>gem 'factory_girl_rails', '1.3.0'</text:p>
      <text:p text:style-name="eKod"><text:s text:c="2"/>gem 'cucumber-rails', '1.1.1'</text:p>
      <text:p text:style-name="eKod"><text:s text:c="2"/>gem 'capybara', '1.1.1'</text:p>
      <text:p text:style-name="eKod">end</text:p>
      <text:p text:style-name="eKod"/>
      <text:p text:style-name="eKod">group :assets do</text:p>
      <text:p text:style-name="eKod"><text:s text:c="2"/>gem 'sass-rails', " <text:s/>~&gt; 3.1.0"</text:p>
      <text:p text:style-name="eKod"><text:s text:c="2"/>gem 'coffee-rails', "~&gt; 3.1.0"</text:p>
      <text:p text:style-name="eKod"><text:s text:c="2"/>gem 'uglifier'</text:p>
      <text:p text:style-name="eKod">end</text:p>
      <text:p text:style-name="eKod"></text:p>
      <text:p text:style-name="eKod">group :test do</text:p>
      <text:p text:style-name="eKod"><text:s text:c="2"/>gem 'turn', :require =&gt; false</text:p>
      <text:p text:style-name="eKod">end</text:p>
      <text:p text:style-name="eTekst1"/>
      <text:p text:style-name="eTekst1">Należy zwrócić uwagę na zmianę silnika bazodanowego z <text:span text:style-name="T1">sqlite</text:span> na <text:span text:style-name="T1">MySQL</text:span>. Podawanie konkretnych wersji nie jest wymagane, podałem je powyżej, na wypadek gdyby ktoś chciał prześledzić całą budowę aplikacji w przyszłości, gdy wiele z tych gemów będzie miało nowsze wersje, niekoniecznie kompatybilne.</text:p>
      <text:p text:style-name="eTekst1">Uzasadniając wybór gemów, należy przedstawić za jakie elementy działania aplikacji odpowiadają:</text:p>
      <text:p text:style-name="eTekst1"/>
      <text:list xml:id="list1119045484" text:style-name="L2">
        <text:list-item>
          <text:p text:style-name="P4">simple_form – umożliwia prostsze i bardziej eleganckie tworzenie formularzy html w widokach aplikacji, jest w pełni kompatybilny z systemem </text:p>
        </text:list-item>
      </text:list>
      <text:p text:style-name="eTekst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Monospace" svg:font-family="Monospace" style:font-adornments="Regular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eTekst1" style:family="paragraph" style:parent-style-name="Standard" style:auto-update="true" style:class="text" style:master-page-name="">
      <style:paragraph-properties fo:margin-left="0.019cm" fo:margin-right="0cm" fo:margin-top="0cm" fo:margin-bottom="0cm" fo:line-height="0.6cm" fo:text-align="start" style:justify-single-word="false" fo:text-indent="1.101cm" style:auto-text-indent="false" style:page-number="auto" style:shadow="none"/>
      <style:text-properties style:font-name="Times New Roman1" fo:font-size="12pt" style:font-size-asian="10.5pt"/>
    </style:style>
    <style:style style:name="eNagłówek1" style:family="paragraph" style:parent-style-name="Header" style:class="text" style:master-page-name="">
      <style:paragraph-properties fo:text-align="center" style:justify-single-word="false" style:page-number="auto"/>
      <style:text-properties fo:font-size="14pt" fo:font-weight="bold"/>
    </style:style>
    <style:style style:name="Footnote" style:family="paragraph" style:parent-style-name="Standard" style:auto-update="true" style:class="extra" style:master-page-name="">
      <style:paragraph-properties fo:margin-left="0.499cm" fo:margin-right="0cm" fo:margin-top="0.101cm" fo:margin-bottom="0.101cm" fo:text-indent="-0.499cm" style:auto-text-indent="false" style:page-number="auto" text:number-lines="false" text:line-number="0"/>
      <style:text-properties style:font-name="Trebuchet MS" fo:font-size="8pt" style:font-size-asian="10pt" style:font-size-complex="10pt"/>
    </style:style>
    <style:style style:name="eLista1" style:family="paragraph" style:parent-style-name="eTekst1" style:class="list" style:master-page-name="">
      <style:paragraph-properties fo:margin-top="0.101cm" fo:margin-bottom="0.101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DejaVu Sans Mono" fo:font-size="10pt" style:font-size-asian="10.5pt"/>
    </style:style>
    <style:style style:name="eKod" style:family="paragraph" style:master-page-name="">
      <style:paragraph-properties fo:margin-left="0.199cm" fo:margin-right="0cm" fo:text-indent="0.199cm" style:auto-text-indent="false" style:page-number="auto" fo:background-color="transparent" style:shadow="none">
        <style:tab-stops/>
        <style:background-image/>
      </style:paragraph-properties>
      <style:text-properties style:font-name="Monospace" fo:font-size="9pt" style:font-size-asian="10.5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rys." style:family="paragraph" style:parent-style-name="Caption"/>
    <style:style style:name="eTekst2" style:family="paragraph" style:parent-style-name="eTekst1">
      <style:paragraph-properties fo:padding="0.049cm" fo:border="0.002cm solid #000000" style:shadow="none"/>
      <style:text-properties style:font-name="Trebuchet MS" fo:font-size="10.5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Polecenie_5f_inline" style:display-name="ePolecenie_inline" style:family="text">
      <style:text-properties style:font-name="Monospace" fo:font-size="10pt" style:font-size-asian="10.5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kod_5f_komentarz" style:display-name="kod_komentarz" style:family="text" style:parent-style-name="ePolecenie_5f_inline">
      <style:text-properties fo:color="#666666" style:font-size-asian="10.5pt"/>
    </style:style>
    <style:style style:name="kod_5f_czerw" style:display-name="kod_czerw" style:family="text" style:parent-style-name="kod_5f_komentarz">
      <style:text-properties fo:color="#c90016" style:font-size-asian="10.5pt"/>
    </style:style>
    <style:style style:name="kod_5f_ziel" style:display-name="kod_ziel" style:family="text" style:parent-style-name="kod_5f_czerw">
      <style:text-properties fo:color="#355e00" style:font-size-asian="10.5pt"/>
    </style:style>
    <style:style style:name="kod_5f_nieb" style:display-name="kod_nieb" style:family="text" style:parent-style-name="kod_5f_ziel">
      <style:text-properties fo:color="#0066c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Zeichenformat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88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/<text:page-count>3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Żuchowski</meta:initial-creator>
    <meta:creation-date>2011-03-14T20:23:32</meta:creation-date>
    <dc:date>2011-11-26T19:44:22</dc:date>
    <dc:creator>Jakub Żuchowski</dc:creator>
    <meta:editing-duration>P13DT3H25M38S</meta:editing-duration>
    <meta:editing-cycles>413</meta:editing-cycles>
    <meta:generator>LibreOffice/3.3$Linux LibreOffice_project/330m19$Build-401</meta:generator>
    <meta:document-statistic meta:table-count="0" meta:image-count="0" meta:object-count="0" meta:page-count="3" meta:paragraph-count="83" meta:word-count="646" meta:character-count="4740"/>
  </office:meta>
</office:document-meta>
</file>